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JOHN SEES (15:1-2a, 5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WHAT JOHN SEES (15:1-2a, 5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ees seven angels (15:1-2a, 6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sees seven angels (15:1-2a, 6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ssignment (15:1, 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appearance (15: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WHAT JOHN SEES (15:1-2a, 5-8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sees seven angels (15:1-2a, 6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sees a sea of fire and glass, upon which stand those who have been victorious over the Antichrist (15:2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 sees a smoke-filled Temple (15:5, 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e sees a smoke-filled Temple (15:5, 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entrance to the Holy of Holies is opened (15: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Temple itself is closed to all until the bowl judgments are completed (15:8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WHAT JOHN SEES (15:1-2a, 5-8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sees seven angels (15:1-2a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sees a sea of fire and glass, upon which stand those who have been victorious over the Antichrist (15:2a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sees a smoke-filled Temple (15:5, 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REVELATION 15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WHAT JOHN SEES (15:1-2a, 5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WHAT JOHN HEARS (15:2b-4): H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WHAT JOHN HEARS (15:2b-4): H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singers (15:2b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ong (15:3-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REVELATION 15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WHAT JOHN SEES (15:1-2a, 5-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WHAT JOHN HEARS (15:2b-4): H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5</dc:title>
    <meta:initial-creator>David STRICKLAND</meta:initial-creator>
    <dc:creator>David STRICKLAND</dc:creator>
    <meta:creation-date>2020-02-23T23:22:01Z</meta:creation-date>
    <dc:date>2020-02-23T23:22:01Z</dc:date>
    <meta:template xlink:href="BibleStudy" xlink:type="simple"/>
    <meta:editing-cycles>1</meta:editing-cycles>
    <meta:editing-duration>PT0S</meta:editing-duration>
    <meta:document-statistic meta:paragraph-count="27" meta:word-count="252"/>
  </office:meta>
</office:document-meta>
</file>